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666666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bottom" fo:padding-bottom="-0.762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2.54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2.54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fill="solid" draw:fill-color="#ff8080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ff8080" draw:textarea-vertical-align="middle" draw:auto-grow-height="false" fo:min-height="0.749cm" fo:min-width="0.499cm" fo:padding-bottom="-2.286cm" fo:padding-left="-0.508cm"/>
    </style:style>
    <style:style style:name="gr14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46cm" svg:height="2.297cm" svg:x="6.473cm" svg:y="7.204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2.946cm" svg:height="2.297cm" svg:x="17.117cm" svg:y="7.238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1" draw:layer="layout" draw:type="lines" svg:x1="4.901cm" svg:y1="8.345cm" svg:x2="6.473cm" svg:y2="8.352cm" draw:start-shape="id1" draw:start-glue-point="1" svg:d="m4901 8345h501l1071 7v0">
          <text:p/>
        </draw:connector>
        <draw:frame draw:style-name="gr4" draw:text-style-name="P3" draw:layer="layout" svg:width="4.681cm" svg:height="4.417cm" svg:x="10.923cm" svg:y="6.037cm">
          <draw:image xlink:href="../logo.png" xlink:type="simple" xlink:show="embed" xlink:actuate="onLoad">
            <text:p text:style-name="P1"><text:span text:style-name="T2">DiffKit</text:span></text:p>
          </draw:image>
        </draw:frame>
        <draw:custom-shape draw:style-name="gr5" draw:text-style-name="P1" draw:layer="layout" svg:width="1.496cm" svg:height="1.262cm" draw:transform="rotate (0.0106465084371634) translate (10.075cm 7.81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496cm" svg:height="1.262cm" draw:transform="rotate (-3.13583306705881) translate (16.545cm 9.06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id="id4" draw:layer="layout" svg:width="1.676cm" svg:height="1.676cm" svg:x="1.381cm" svg:y="8.667cm">
          <draw:glue-point draw:id="8" svg:x="5.041cm" svg:y="-3.192cm"/>
          <text:p text:style-name="P1"><text:span text:style-name="T3">Flat Fi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4" draw:id="id2" draw:layer="layout" svg:width="1.676cm" svg:height="1.676cm" svg:x="4.017cm" svg:y="4.759cm">
          <text:p text:style-name="P1"><text:span text:style-name="T3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3">
          <draw:g>
            <draw:ellipse draw:style-name="gr8" draw:text-style-name="P5" draw:layer="layout" svg:width="1.211cm" svg:height="1.222cm" svg:x="3.807cm" svg:y="9.95cm">
              <text:p/>
            </draw:ellipse>
            <draw:ellipse draw:style-name="gr9" draw:text-style-name="P5" draw:layer="layout" svg:width="1.211cm" svg:height="1.222cm" svg:x="4.162cm" svg:y="10.266cm">
              <text:p/>
            </draw:ellipse>
            <draw:ellipse draw:style-name="gr10" draw:text-style-name="P5" draw:layer="layout" svg:width="1.21cm" svg:height="1.222cm" svg:x="4.517cm" svg:y="10.58cm">
              <text:p/>
            </draw:ellipse>
          </draw:g>
          <draw:frame draw:style-name="gr11" draw:text-style-name="P7" draw:layer="layout" svg:width="2.751cm" svg:height="0.882cm" svg:x="3.441cm" svg:y="11.788cm">
            <draw:text-box>
              <text:p text:style-name="P6"><text:span text:style-name="T4">Custom</text:span></text:p>
            </draw:text-box>
          </draw:frame>
        </draw:g>
        <draw:g>
          <draw:custom-shape draw:style-name="gr12" draw:text-style-name="P1" draw:layer="layout" svg:width="2.027cm" svg:height="1.871cm" svg:x="1.07cm" svg:y="5.5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" draw:layer="layout" svg:width="2.027cm" svg:height="1.871cm" svg:x="1.287cm" svg:y="5.64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4" draw:layer="layout" svg:width="2.027cm" svg:height="1.871cm" svg:x="1.493cm" svg:y="5.743cm">
            <text:p text:style-name="P1"><text:span text:style-name="T3">Spreadsheet</text:span></text:p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onnector draw:style-name="gr14" draw:text-style-name="P1" draw:layer="layout" draw:type="lines" svg:x1="4.855cm" svg:y1="6.435cm" svg:x2="4.84cm" svg:y2="8.296cm" draw:start-shape="id2" draw:end-shape="id1" draw:end-glue-point="0" svg:d="m4855 6435v526l-15 834v501">
          <text:p/>
        </draw:connector>
        <draw:connector draw:style-name="gr14" draw:text-style-name="P1" draw:layer="layout" draw:type="lines" draw:line-skew="0cm 0.498cm" svg:x1="3.112cm" svg:y1="7.184cm" svg:x2="4.78cm" svg:y2="8.345cm" draw:end-shape="id1" draw:end-glue-point="3" svg:d="m3112 7184v0l1665 1161h3">
          <text:p/>
        </draw:connector>
        <draw:ellipse draw:style-name="gr15" draw:text-style-name="P1" draw:id="id1" draw:layer="layout" svg:width="0.121cm" svg:height="0.098cm" svg:x="4.78cm" svg:y="8.296cm">
          <text:p/>
        </draw:ellipse>
        <draw:connector draw:style-name="gr16" draw:text-style-name="P1" draw:layer="layout" draw:type="lines" svg:x1="4.84cm" svg:y1="8.394cm" svg:x2="4.816cm" svg:y2="9.95cm" draw:start-shape="id1" draw:start-glue-point="2" draw:end-shape="id3" draw:end-glue-point="0" svg:d="m4840 8394v501l-24 529v526">
          <text:p/>
        </draw:connector>
        <draw:connector draw:style-name="gr14" draw:text-style-name="P1" draw:layer="layout" draw:type="lines" draw:line-skew="-0.443cm 0.498cm" svg:x1="3.057cm" svg:y1="8.971cm" svg:x2="4.78cm" svg:y2="8.345cm" draw:start-shape="id4" draw:start-glue-point="8" draw:end-shape="id1" draw:end-glue-point="3" svg:d="m3057 8971h83l1637-626h3">
          <text:p/>
        </draw:connector>
        <draw:g>
          <draw:custom-shape draw:style-name="gr6" draw:text-style-name="P4" draw:id="id8" draw:layer="layout" svg:width="1.676cm" svg:height="1.676cm" svg:x="23.526cm" svg:y="8.694cm">
            <draw:glue-point draw:id="8" svg:x="5.041cm" svg:y="-3.192cm"/>
            <draw:glue-point draw:id="9" svg:x="-4.606cm" svg:y="-2.774cm"/>
            <text:p text:style-name="P1"><text:span text:style-name="T3">Flat File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4" draw:id="id5" draw:layer="layout" svg:width="1.676cm" svg:height="1.676cm" svg:x="20.879cm" svg:y="4.762cm">
            <text:p text:style-name="P1"><text:span text:style-name="T3">RDBM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 draw:id="id7">
            <draw:g>
              <draw:ellipse draw:style-name="gr17" draw:text-style-name="P5" draw:layer="layout" svg:width="1.211cm" svg:height="1.222cm" svg:x="20.669cm" svg:y="9.953cm">
                <text:p/>
              </draw:ellipse>
              <draw:ellipse draw:style-name="gr18" draw:text-style-name="P5" draw:layer="layout" svg:width="1.211cm" svg:height="1.222cm" svg:x="21.024cm" svg:y="10.269cm">
                <text:p/>
              </draw:ellipse>
              <draw:ellipse draw:style-name="gr19" draw:text-style-name="P5" draw:layer="layout" svg:width="1.21cm" svg:height="1.222cm" svg:x="21.379cm" svg:y="10.583cm">
                <text:p/>
              </draw:ellipse>
            </draw:g>
            <draw:frame draw:style-name="gr20" draw:text-style-name="P7" draw:layer="layout" svg:width="2.751cm" svg:height="0.882cm" svg:x="20.303cm" svg:y="11.791cm">
              <draw:text-box>
                <text:p text:style-name="P6"><text:span text:style-name="T4">Custom</text:span></text:p>
              </draw:text-box>
            </draw:frame>
          </draw:g>
          <draw:g>
            <draw:custom-shape draw:style-name="gr12" draw:text-style-name="P1" draw:layer="layout" svg:width="2.027cm" svg:height="1.871cm" svg:x="23.095cm" svg:y="5.5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2" draw:text-style-name="P1" draw:layer="layout" svg:width="2.027cm" svg:height="1.871cm" svg:x="23.312cm" svg:y="5.646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3" draw:text-style-name="P4" draw:layer="layout" svg:width="2.027cm" svg:height="1.871cm" svg:x="23.518cm" svg:y="5.746cm">
              <text:p text:style-name="P1"><text:span text:style-name="T3">Spreadsheet</text:span></text:p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  <draw:connector draw:style-name="gr14" draw:text-style-name="P1" draw:layer="layout" draw:type="lines" svg:x1="21.717cm" svg:y1="6.438cm" svg:x2="21.702cm" svg:y2="8.299cm" draw:start-shape="id5" draw:end-shape="id6" draw:end-glue-point="0" svg:d="m21717 6438v526l-15 834v501">
            <text:p/>
          </draw:connector>
          <draw:connector draw:style-name="gr14" draw:text-style-name="P1" draw:layer="layout" draw:type="lines" draw:line-skew="0cm 0.521cm" svg:x1="23.423cm" svg:y1="7.113cm" svg:x2="21.642cm" svg:y2="8.348cm" draw:end-shape="id6" draw:end-glue-point="3" svg:d="m23423 7113v0l-1761 1235h-20">
            <text:p/>
          </draw:connector>
          <draw:ellipse draw:style-name="gr15" draw:text-style-name="P1" draw:id="id6" draw:layer="layout" svg:width="0.121cm" svg:height="0.098cm" svg:x="21.642cm" svg:y="8.299cm">
            <text:p/>
          </draw:ellipse>
          <draw:connector draw:style-name="gr16" draw:text-style-name="P1" draw:layer="layout" draw:type="lines" svg:x1="21.702cm" svg:y1="8.397cm" svg:x2="21.678cm" svg:y2="9.953cm" draw:start-shape="id6" draw:start-glue-point="2" draw:end-shape="id7" draw:end-glue-point="0" svg:d="m21702 8397v501l-24 529v526">
            <text:p/>
          </draw:connector>
          <draw:connector draw:style-name="gr14" draw:text-style-name="P1" draw:layer="layout" draw:type="lines" draw:line-skew="0.917cm 0.521cm" svg:x1="23.593cm" svg:y1="9.068cm" svg:x2="21.642cm" svg:y2="8.348cm" draw:start-shape="id8" draw:start-glue-point="9" draw:end-shape="id6" draw:end-glue-point="3" svg:d="m23593 9068h115l-2046-720h-20">
            <text:p/>
          </draw:connector>
        </draw:g>
        <draw:connector draw:style-name="gr3" draw:text-style-name="P1" draw:layer="layout" draw:type="lines" svg:x1="21.684cm" svg:y1="8.317cm" svg:x2="20.099cm" svg:y2="8.328cm" svg:d="m21684 8317v0l-1585 11v0">
          <text:p/>
        </draw:connector>
        <draw:circle draw:style-name="gr15" draw:text-style-name="P1" draw:layer="layout" svg:width="0.025cm" svg:height="0.025cm" svg:x="21.676cm" svg:y="8.324cm">
          <text:p/>
        </draw:circle>
        <draw:frame draw:style-name="gr21" draw:text-style-name="P8" draw:layer="layout" svg:width="3.186cm" svg:height="1.195cm" svg:x="2.949cm" svg:y="2.331cm">
          <draw:text-box>
            <text:p><text:span text:style-name="T5">Source</text:span></text:p>
          </draw:text-box>
        </draw:frame>
        <draw:frame draw:style-name="gr21" draw:text-style-name="P8" draw:layer="layout" svg:width="3.186cm" svg:height="1.195cm" svg:x="20.533cm" svg:y="2.339cm">
          <draw:text-box>
            <text:p><text:span text:style-name="T5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3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1-01-21T06:00:16</dc:date>
    <dc:creator>joe panico</dc:creator>
    <meta:editing-duration>PT11H21M22S</meta:editing-duration>
    <meta:editing-cycles>63</meta:editing-cycles>
    <meta:generator>OpenOffice.org/3.2$Unix OpenOffice.org_project/320m18$Build-9502</meta:generator>
    <meta:document-statistic meta:object-count="45"/>
  </office:meta>
</office:document-meta>
</file>